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100000634000005FF05024B40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表格1" style:family="table">
      <style:table-properties style:width="17.002cm" fo:margin-left="0.011cm" table:align="left"/>
    </style:style>
    <style:style style:name="表格1.A" style:family="table-column">
      <style:table-column-properties style:column-width="8.361cm"/>
    </style:style>
    <style:style style:name="表格1.B" style:family="table-column">
      <style:table-column-properties style:column-width="8.641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9" style:family="table">
      <style:table-properties style:width="8.451cm" fo:margin-left="0cm" table:align="left" style:writing-mode="lr-tb"/>
    </style:style>
    <style:style style:name="表格9.A" style:family="table-column">
      <style:table-column-properties style:column-width="2.815cm"/>
    </style:style>
    <style:style style:name="表格9.C" style:family="table-column">
      <style:table-column-properties style:column-width="2.82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表格9.C1" style:family="table-cell">
      <style:table-cell-properties style:vertical-align="top" fo:padding="0.097cm" fo:border="0.1pt solid #000000" style:writing-mode="lr-tb"/>
    </style:style>
    <style:style style:name="表格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格9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5.667cm" style:rel-column-width="21845*"/>
    </style:style>
    <style:style style:name="表格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8.C1" style:family="table-cell">
      <style:table-cell-properties fo:padding="0.097cm" fo:border="0.05pt solid #000000"/>
    </style:style>
    <style:style style:name="表格8.A2" style:family="table-cell">
      <style:table-cell-properties fo:padding="0.097cm" fo:border-left="0.05pt solid #000000" fo:border-right="none" fo:border-top="none" fo:border-bottom="0.05pt solid #000000"/>
    </style:style>
    <style:style style:name="表格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7.013cm" fo:margin-left="0cm" table:align="left"/>
    </style:style>
    <style:style style:name="表格10.A" style:family="table-column">
      <style:table-column-properties style:column-width="1.376cm"/>
    </style:style>
    <style:style style:name="表格10.B" style:family="table-column">
      <style:table-column-properties style:column-width="15.637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5.452cm" fo:margin-left="0cm" table:align="left"/>
    </style:style>
    <style:style style:name="表格11.A" style:family="table-column">
      <style:table-column-properties style:column-width="2.196cm"/>
    </style:style>
    <style:style style:name="表格11.B" style:family="table-column">
      <style:table-column-properties style:column-width="13.256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-left="none" fo:border-right="0.05pt solid #000000" fo:border-top="0.05pt solid #000000" fo:border-bottom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none" fo:border-right="0.05pt solid #000000" fo:border-top="none" fo:border-bottom="0.05pt solid #000000"/>
    </style:style>
    <style:style style:name="表格13" style:family="table">
      <style:table-properties style:width="13.062cm" table:align="margins"/>
    </style:style>
    <style:style style:name="表格13.A" style:family="table-column">
      <style:table-column-properties style:column-width="2.198cm" style:rel-column-width="11023*"/>
    </style:style>
    <style:style style:name="表格13.B" style:family="table-column">
      <style:table-column-properties style:column-width="10.864cm" style:rel-column-width="54512*"/>
    </style:style>
    <style:style style:name="表格1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3.B1" style:family="table-cell">
      <style:table-cell-properties fo:padding="0.097cm" fo:border-left="none" fo:border-right="0.05pt solid #000000" fo:border-top="0.05pt solid #000000" fo:border-bottom="0.05pt solid #000000"/>
    </style:style>
    <style:style style:name="表格13.A2" style:family="table-cell">
      <style:table-cell-properties fo:padding="0.097cm" fo:border-left="0.05pt solid #000000" fo:border-right="none" fo:border-top="none" fo:border-bottom="0.05pt solid #000000"/>
    </style:style>
    <style:style style:name="表格13.B2" style:family="table-cell">
      <style:table-cell-properties fo:padding="0.097cm" fo:border-left="none" fo:border-right="0.05pt solid #000000" fo:border-top="none" fo:border-bottom="0.05pt solid #000000"/>
    </style:style>
    <style:style style:name="表格13.5" style:family="table-row">
      <style:table-row-properties style:min-row-height="1.49cm"/>
    </style:style>
    <style:style style:name="表格12" style:family="table">
      <style:table-properties style:width="10.672cm" table:align="margins"/>
    </style:style>
    <style:style style:name="表格12.A" style:family="table-column">
      <style:table-column-properties style:column-width="10.672cm" style:rel-column-width="65535*"/>
    </style:style>
    <style:style style:name="表格12.A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0.672cm" table:align="margins"/>
    </style:style>
    <style:style style:name="表格15.A" style:family="table-column">
      <style:table-column-properties style:column-width="10.672cm" style:rel-column-width="65535*"/>
    </style:style>
    <style:style style:name="表格15.A1" style:family="table-cell">
      <style:table-cell-properties fo:padding="0.097cm" fo:border="0.05pt solid #000000"/>
    </style:style>
    <style:style style:name="表格15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" style:family="table">
      <style:table-properties style:width="10.478cm" table:align="margins"/>
    </style:style>
    <style:style style:name="表格16.A" style:family="table-column">
      <style:table-column-properties style:column-width="10.478cm" style:rel-column-width="65535*"/>
    </style:style>
    <style:style style:name="表格16.A1" style:family="table-cell">
      <style:table-cell-properties fo:padding="0.097cm" fo:border="0.05pt solid #000000"/>
    </style:style>
    <style:style style:name="表格16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3" style:family="table">
      <style:table-properties style:width="10.239cm" table:align="left"/>
    </style:style>
    <style:style style:name="表格23.A" style:family="table-column">
      <style:table-column-properties style:column-width="3.201cm"/>
    </style:style>
    <style:style style:name="表格23.B" style:family="table-column">
      <style:table-column-properties style:column-width="7.038cm"/>
    </style:style>
    <style:style style:name="表格23.A1" style:family="table-cell">
      <style:table-cell-properties fo:padding="0.097cm" fo:border-left="0.05pt solid #000000" fo:border-right="none" fo:border-top="0.05pt solid #000000" fo:border-bottom="none"/>
    </style:style>
    <style:style style:name="表格2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23.A2" style:family="table-cell">
      <style:table-cell-properties fo:padding="0.097cm" fo:border-left="0.05pt solid #000000" fo:border-right="none" fo:border-top="none" fo:border-bottom="0.05pt solid #000000"/>
    </style:style>
    <style:style style:name="表格2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4" style:family="table">
      <style:table-properties style:width="10.283cm" table:align="margins"/>
    </style:style>
    <style:style style:name="表格24.A" style:family="table-column">
      <style:table-column-properties style:column-width="3.201cm" style:rel-column-width="20402*"/>
    </style:style>
    <style:style style:name="表格24.B" style:family="table-column">
      <style:table-column-properties style:column-width="7.082cm" style:rel-column-width="45133*"/>
    </style:style>
    <style:style style:name="表格24.A1" style:family="table-cell">
      <style:table-cell-properties fo:padding="0.097cm" fo:border-left="0.05pt solid #000000" fo:border-right="none" fo:border-top="0.05pt solid #000000" fo:border-bottom="none"/>
    </style:style>
    <style:style style:name="表格24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24.A2" style:family="table-cell">
      <style:table-cell-properties fo:padding="0.097cm" fo:border-left="0.05pt solid #000000" fo:border-right="none" fo:border-top="none" fo:border-bottom="0.05pt solid #000000"/>
    </style:style>
    <style:style style:name="表格2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6" style:family="table">
      <style:table-properties style:width="10.283cm" table:align="margins"/>
    </style:style>
    <style:style style:name="表格26.A" style:family="table-column">
      <style:table-column-properties style:column-width="10.283cm" style:rel-column-width="65535*"/>
    </style:style>
    <style:style style:name="表格26.A1" style:family="table-cell">
      <style:table-cell-properties fo:padding="0.097cm" fo:border="0.05pt solid #000000"/>
    </style:style>
    <style:style style:name="表格26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5" style:family="table">
      <style:table-properties style:width="10.283cm" table:align="margins"/>
    </style:style>
    <style:style style:name="表格25.A" style:family="table-column">
      <style:table-column-properties style:column-width="3.201cm" style:rel-column-width="20402*"/>
    </style:style>
    <style:style style:name="表格25.B" style:family="table-column">
      <style:table-column-properties style:column-width="7.082cm" style:rel-column-width="45133*"/>
    </style:style>
    <style:style style:name="表格2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5.B1" style:family="table-cell">
      <style:table-cell-properties fo:padding="0.097cm" fo:border="0.05pt solid #000000"/>
    </style:style>
    <style:style style:name="表格25.A2" style:family="table-cell">
      <style:table-cell-properties fo:padding="0.097cm" fo:border-left="0.05pt solid #000000" fo:border-right="none" fo:border-top="none" fo:border-bottom="0.05pt solid #000000"/>
    </style:style>
    <style:style style:name="表格2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" style:family="table">
      <style:table-properties style:width="10.478cm" table:align="margins"/>
    </style:style>
    <style:style style:name="表格17.A" style:family="table-column">
      <style:table-column-properties style:column-width="10.478cm" style:rel-column-width="65535*"/>
    </style:style>
    <style:style style:name="表格17.A1" style:family="table-cell">
      <style:table-cell-properties fo:padding="0.097cm" fo:border="0.05pt solid #000000"/>
    </style:style>
    <style:style style:name="表格17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" style:family="table">
      <style:table-properties style:width="10.478cm" table:align="margins"/>
    </style:style>
    <style:style style:name="表格18.A" style:family="table-column">
      <style:table-column-properties style:column-width="10.478cm" style:rel-column-width="65535*"/>
    </style:style>
    <style:style style:name="表格18.A1" style:family="table-cell">
      <style:table-cell-properties fo:padding="0.097cm" fo:border="0.05pt solid #000000"/>
    </style:style>
    <style:style style:name="表格18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" style:family="table">
      <style:table-properties style:width="10.283cm" table:align="margins"/>
    </style:style>
    <style:style style:name="表格19.A" style:family="table-column">
      <style:table-column-properties style:column-width="2.593cm" style:rel-column-width="16524*"/>
    </style:style>
    <style:style style:name="表格19.B" style:family="table-column">
      <style:table-column-properties style:column-width="7.691cm" style:rel-column-width="49011*"/>
    </style:style>
    <style:style style:name="表格1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9.B1" style:family="table-cell">
      <style:table-cell-properties fo:padding="0.097cm" fo:border="0.05pt solid #000000"/>
    </style:style>
    <style:style style:name="表格19.A2" style:family="table-cell">
      <style:table-cell-properties fo:padding="0.097cm" fo:border-left="0.05pt solid #000000" fo:border-right="none" fo:border-top="none" fo:border-bottom="0.05pt solid #000000"/>
    </style:style>
    <style:style style:name="表格1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" style:family="table">
      <style:table-properties style:width="7.498cm" table:align="margins"/>
    </style:style>
    <style:style style:name="表格20.A" style:family="table-column">
      <style:table-column-properties style:column-width="7.498cm" style:rel-column-width="65535*"/>
    </style:style>
    <style:style style:name="表格20.A1" style:family="table-cell">
      <style:table-cell-properties fo:padding="0.097cm" fo:border="0.05pt solid #000000"/>
    </style:style>
    <style:style style:name="表格20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" style:family="table">
      <style:table-properties style:width="7.498cm" table:align="margins"/>
    </style:style>
    <style:style style:name="表格21.A" style:family="table-column">
      <style:table-column-properties style:column-width="7.498cm" style:rel-column-width="65535*"/>
    </style:style>
    <style:style style:name="表格21.A1" style:family="table-cell">
      <style:table-cell-properties fo:padding="0.097cm" fo:border="0.05pt solid #000000"/>
    </style:style>
    <style:style style:name="表格21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8" style:family="table">
      <style:table-properties style:width="10.283cm" table:align="margins"/>
    </style:style>
    <style:style style:name="表格28.A" style:family="table-column">
      <style:table-column-properties style:column-width="3.307cm" style:rel-column-width="21076*"/>
    </style:style>
    <style:style style:name="表格28.B" style:family="table-column">
      <style:table-column-properties style:column-width="6.976cm" style:rel-column-width="44459*"/>
    </style:style>
    <style:style style:name="表格2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8.B1" style:family="table-cell">
      <style:table-cell-properties fo:padding="0.097cm" fo:border="0.05pt solid #000000"/>
    </style:style>
    <style:style style:name="表格27" style:family="table">
      <style:table-properties style:width="10.283cm" table:align="margins"/>
    </style:style>
    <style:style style:name="表格27.A" style:family="table-column">
      <style:table-column-properties style:column-width="3.493cm" style:rel-column-width="22257*"/>
    </style:style>
    <style:style style:name="表格27.B" style:family="table-column">
      <style:table-column-properties style:column-width="6.791cm" style:rel-column-width="43278*"/>
    </style:style>
    <style:style style:name="表格2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7.B1" style:family="table-cell">
      <style:table-cell-properties fo:padding="0.097cm" fo:border="0.05pt solid #000000"/>
    </style:style>
    <style:style style:name="表格27.A2" style:family="table-cell">
      <style:table-cell-properties fo:padding="0.097cm" fo:border-left="0.05pt solid #000000" fo:border-right="none" fo:border-top="none" fo:border-bottom="0.05pt solid #000000"/>
    </style:style>
    <style:style style:name="表格2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" style:family="table">
      <style:table-properties style:width="10.672cm" table:align="margins"/>
    </style:style>
    <style:style style:name="表格22.A" style:family="table-column">
      <style:table-column-properties style:column-width="10.672cm" style:rel-column-width="65535*"/>
    </style:style>
    <style:style style:name="表格22.A1" style:family="table-cell">
      <style:table-cell-properties fo:padding="0.097cm" fo:border="0.05pt solid #000000"/>
    </style:style>
    <style:style style:name="表格22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" style:family="table">
      <style:table-properties style:width="13.062cm" table:align="margins"/>
    </style:style>
    <style:style style:name="表格14.A" style:family="table-column">
      <style:table-column-properties style:column-width="13.062cm" style:rel-column-width="65535*"/>
    </style:style>
    <style:style style:name="表格14.A1" style:family="table-cell">
      <style:table-cell-properties fo:padding="0.097cm" fo:border="0.05pt solid #000000"/>
    </style:style>
    <style:style style:name="表格14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9" style:family="table">
      <style:table-properties style:width="12.868cm" table:align="margins"/>
    </style:style>
    <style:style style:name="表格29.A" style:family="table-column">
      <style:table-column-properties style:column-width="2.937cm" style:rel-column-width="14957*"/>
    </style:style>
    <style:style style:name="表格29.B" style:family="table-column">
      <style:table-column-properties style:column-width="9.931cm" style:rel-column-width="50578*"/>
    </style:style>
    <style:style style:name="表格2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9.B1" style:family="table-cell">
      <style:table-cell-properties fo:padding="0.097cm" fo:border="0.05pt solid #000000"/>
    </style:style>
    <style:style style:name="表格29.A2" style:family="table-cell">
      <style:table-cell-properties fo:padding="0.097cm" fo:border-left="0.05pt solid #000000" fo:border-right="none" fo:border-top="none" fo:border-bottom="0.05pt solid #000000"/>
    </style:style>
    <style:style style:name="表格2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1" style:family="table">
      <style:table-properties style:width="9.738cm" table:align="margins"/>
    </style:style>
    <style:style style:name="表格31.A" style:family="table-column">
      <style:table-column-properties style:column-width="4.868cm" style:rel-column-width="32767*"/>
    </style:style>
    <style:style style:name="表格31.B" style:family="table-column">
      <style:table-column-properties style:column-width="4.87cm" style:rel-column-width="32768*"/>
    </style:style>
    <style:style style:name="表格3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1.B1" style:family="table-cell">
      <style:table-cell-properties fo:padding="0.097cm" fo:border="0.05pt solid #000000"/>
    </style:style>
    <style:style style:name="表格31.A2" style:family="table-cell">
      <style:table-cell-properties fo:padding="0.097cm" fo:border-left="0.05pt solid #000000" fo:border-right="none" fo:border-top="none" fo:border-bottom="0.05pt solid #000000"/>
    </style:style>
    <style:style style:name="表格3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2" style:family="table">
      <style:table-properties style:width="12.868cm" table:align="margins"/>
    </style:style>
    <style:style style:name="表格32.A" style:family="table-column">
      <style:table-column-properties style:column-width="1.958cm" style:rel-column-width="9971*"/>
    </style:style>
    <style:style style:name="表格32.B" style:family="table-column">
      <style:table-column-properties style:column-width="2.937cm" style:rel-column-width="14957*"/>
    </style:style>
    <style:style style:name="表格32.C" style:family="table-column">
      <style:table-column-properties style:column-width="7.973cm" style:rel-column-width="40607*"/>
    </style:style>
    <style:style style:name="表格32.A1" style:family="table-cell">
      <style:table-cell-properties fo:padding="0.097cm" fo:border-left="0.05pt solid #000000" fo:border-right="none" fo:border-top="0.05pt solid #000000" fo:border-bottom="none"/>
    </style:style>
    <style:style style:name="表格32.C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32.A2" style:family="table-cell">
      <style:table-cell-properties fo:padding="0.097cm" fo:border-left="0.05pt solid #000000" fo:border-right="none" fo:border-top="none" fo:border-bottom="none"/>
    </style:style>
    <style:style style:name="表格32.C2" style:family="table-cell">
      <style:table-cell-properties fo:padding="0.097cm" fo:border-left="0.05pt solid #000000" fo:border-right="0.05pt solid #000000" fo:border-top="none" fo:border-bottom="none"/>
    </style:style>
    <style:style style:name="表格32.A5" style:family="table-cell">
      <style:table-cell-properties fo:padding="0.097cm" fo:border-left="0.05pt solid #000000" fo:border-right="none" fo:border-top="none" fo:border-bottom="0.05pt solid #000000"/>
    </style:style>
    <style:style style:name="表格3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0" style:family="table">
      <style:table-properties style:width="2.743cm" table:align="margins"/>
    </style:style>
    <style:style style:name="表格30.A" style:family="table-column">
      <style:table-column-properties style:column-width="2.743cm" style:rel-column-width="65535*"/>
    </style:style>
    <style:style style:name="表格30.A1" style:family="table-cell">
      <style:table-cell-properties fo:padding="0.097cm" fo:border="0.05pt solid #000000"/>
    </style:style>
    <style:style style:name="表格3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0.5pt" style:font-size-asian="10.5pt" style:font-size-complex="10.5pt"/>
    </style:style>
    <style:style style:name="P11" style:family="paragraph" style:parent-style-name="Table_20_Contents">
      <style:text-properties style:font-name="宋体" fo:font-size="10.5pt" style:font-name-asian="宋体" style:font-size-asian="10.5pt" style:font-name-complex="宋体"/>
    </style:style>
    <style:style style:name="P12" style:family="paragraph" style:parent-style-name="Table_20_Contents">
      <style:text-properties style:font-name="宋体" fo:font-size="10.5pt" style:font-name-asian="宋体" style:font-size-asian="10.5pt" style:font-name-complex="宋体" style:font-size-complex="10.5pt"/>
    </style:style>
    <style:style style:name="P13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4" style:family="paragraph" style:parent-style-name="Preformatted_20_Text">
      <style:paragraph-properties fo:text-align="start" style:justify-single-word="false"/>
      <style:text-properties fo:font-size="10.5pt" style:font-size-asian="10.5pt" style:font-size-complex="10.5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“月球登录者”游戏</text:p>
      <text:p text:style-name="P6">项目计划</text:p>
      <text:p text:style-name="P8"/>
      <text:p text:style-name="P8"/>
      <text:p text:style-name="P8">目录</text:p>
      <text:p text:style-name="P5"/>
      <text:p text:style-name="P9">版权声明</text:p>
      <text:p text:style-name="P9">如何查看该文档</text:p>
      <text:p text:style-name="P9">感谢</text:p>
      <text:p text:style-name="P9">项目描述</text:p>
      <text:p text:style-name="P9">要实现什么</text:p>
      <text:p text:style-name="P9">怎么实现</text:p>
      <text:p text:style-name="P9">问题有哪些</text:p>
      <text:p text:style-name="P9">如何解决问题及时间的预估</text:p>
      <text:p text:style-name="P9">有哪些资源可供解决问题</text:p>
      <text:p text:style-name="P9">资源如何分配</text:p>
      <text:p text:style-name="P9">项目需要多长时间</text:p>
      <text:p text:style-name="P9">项目的里程碑是什么</text:p>
      <text:p text:style-name="P9">游戏中的数据结构的Java描述</text:p>
      <text:p text:style-name="P9">游戏的接口Java描述</text:p>
      <text:p text:style-name="P9">疑问解答</text:p>
      <text:p text:style-name="P9"/>
      <text:p text:style-name="P1"/>
      <text:p text:style-name="P1"/>
      <text:p text:style-name="P2"/>
      <text:p text:style-name="P2"/>
      <text:p text:style-name="P2"><draw:frame draw:style-name="fr1" draw:name="图形1" text:anchor-type="paragraph" svg:x="7.23cm" svg:y="0.021cm" svg:width="1.588cm" svg:height="1.535cm" draw:z-index="0"><draw:image xlink:href="Pictures/2000000100000634000005FF05024B40.svg" xlink:type="simple" xlink:show="embed" xlink:actuate="onLoad"/></draw:frame></text:p>
      <text:p text:style-name="P2"/>
      <text:p text:style-name="P2"/>
      <text:p text:style-name="P2"><text:tab/><text:tab/><text:tab/><text:tab/><text:tab/></text:p>
      <text:p text:style-name="P2"/>
      <text:p text:style-name="P2"/>
      <text:p text:style-name="P2"/>
      <text:p text:style-name="P2"><text:tab/><text:tab/><text:tab/><text:tab/><text:tab/><text:tab/><text:tab/><text:tab/>文档作者： Rob&lt;<text:a xlink:type="simple" xlink:href="mailto:code.server.matrix@gmail.com">code.server.matrix@gmail.com</text:a>&gt;</text:p>
      <text:p text:style-name="P2"/>
      <text:p text:style-name="P2"/>
      <text:p text:style-name="P2"/>
      <text:p text:style-name="P2"><text:soft-page-break/></text:p>
      <text:p text:style-name="P2"/>
      <text:p text:style-name="P2">版权声明</text:p>
      <text:p text:style-name="P2"><text:tab/><text:span text:style-name="T3">该文档的版权属于文档的作者所有，任何个人或组织不得在未经作者允许的情况下，以任何方式复制或传播该文档。</text:span></text:p>
      <text:p text:style-name="P7"/>
      <text:p text:style-name="P7"/>
      <text:p text:style-name="P2">如何查看该文档</text:p>
      <text:p text:style-name="P3"><text:span text:style-name="T1"><text:tab/>为了方便用户阅读，该文档将会以问答的形式呈现。用户如果要详细了解该项目的计划，建议顺序阅读。如果您发现了该文档中技术层面的不妥之处，请以以下的格式将错误发送至</text:span><text:a xlink:type="simple" xlink:href="mailto:code.server.matrix@gmail.com"><text:span text:style-name="T1">code.</text:span></text:a><text:a xlink:type="simple" xlink:href="mailto:server.matrix@gmail.com"><text:span text:style-name="T1">server.matrix@gmail.com</text:span></text:a><text:span text:style-name="T1"> , 感谢您的支持！</text:span></text:p>
      <text:p text:style-name="P1"><text:tab/>错误报告格式：</text:p>
      <text:p text:style-name="P1"><text:tab/><text:tab/>错误/不完善之处：xxx</text:p>
      <text:p text:style-name="P1"><text:tab/><text:tab/>改正/改进：xxx</text:p>
      <text:p text:style-name="P1"><text:tab/><text:tab/>报告者：姓名 xxx 联系方式 xxx 地址 xxx</text:p>
      <text:p text:style-name="P1"/>
      <text:p text:style-name="P2">感谢</text:p>
      <text:p text:style-name="P2"><text:tab/><text:span text:style-name="T3">感谢Apache.Batik项目，和免费的可视化svg编辑器Inkscape的开发团队和Intellij idea社区版的开发团队，还有sun/Oracle公司曾经对Java开发作出贡献的人们。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9">项目描述</text:p>
      <text:p text:style-name="P9"><text:tab/></text:p>
      <text:p text:style-name="P9"><text:span text:style-name="T2"><text:tab/></text:span><text:span text:style-name="T3">该项目开发的是一个名为“月球登录者(LunarLander)”的基于Java平台(J2SE)的2D游戏，更多的关于“月球登录者”游戏的信息，请在Web中查看其Wiki。</text:span></text:p>
      <text:p text:style-name="P7"/>
      <text:p text:style-name="P7"/>
      <text:p text:style-name="P9">要实现什么</text:p>
      <text:p text:style-name="P9"/>
      <text:list xml:id="list7380459051" text:style-name="L1">
        <text:list-item>
          <text:list>
            <text:list-item>
              <text:p text:style-name="P15">优雅美观的游戏界面</text:p>
            </text:list-item>
            <text:list-item>
              <text:p text:style-name="P15">易操作性</text:p>
            </text:list-item>
            <text:list-item>
              <text:p text:style-name="P15">挑战性、趣味性</text:p>
            </text:list-item>
          </text:list>
        </text:list-item>
      </text:list>
      <text:p text:style-name="P7"/>
      <text:p text:style-name="P9">怎么实现</text:p>
      <text:p text:style-name="P9"/>
      <text:list xml:id="list486974843" text:style-name="L2">
        <text:list-item>
          <text:list>
            <text:list-item>
              <text:p text:style-name="P16">要实现美观的游戏界面，就牵扯到了GUI编程。面临的问题是</text:p>
              <text:p text:style-name="P16">a. 选用图形库的准则是什么？</text:p>
              <text:list>
                <text:list-header>
                  <text:p text:style-name="P16">首先，要支持该游戏将要发布的平台且能实现游戏中出现的所有的GUI元素。其次，要易于开发者学习，不能太复杂。</text:p>
                </text:list-header>
              </text:list>
            </text:list-item>
          </text:list>
        </text:list-item>
      </text:list>
      <text:p text:style-name="P7"><text:tab/><text:tab/> <text:s text:c="3"/>b. 最终要选用哪个库 ？</text:p>
      <text:p text:style-name="P7"><text:tab/><text:tab/><text:tab/> <text:s text:c="3"/>最终选定Java Swing库和Apache Batik库，前者用来实现游戏窗口，后者用来实现svg画</text:p>
      <text:p text:style-name="P7"><text:tab/><text:tab/><text:tab/> <text:s text:c="3"/>布。</text:p>
      <text:list xml:id="list696325760" text:continue-numbering="true" text:style-name="L2">
        <text:list-item>
          <text:list>
            <text:list-item>
              <text:p text:style-name="P16">要实现易操作性，就要求游戏里面的操作不能太复杂，这个复杂指两方面，第一，操作太多， 第二，对操作的精度要求不合理。</text:p>
            </text:list-item>
            <text:list-item>
              <text:p text:style-name="P16">如果一个游戏没有挑战性，肯定会失去趣味性，所以，要在游戏中设置有挑战性的游戏环节。 比如可以设置合理的游戏难度梯度。</text:p>
            </text:list-item>
          </text:list>
        </text:list-item>
      </text:list>
      <text:p text:style-name="P9"><text:tab/><text:tab/></text:p>
      <text:p text:style-name="P9">问题有哪些</text:p>
      <text:p text:style-name="P9"/>
      <text:list xml:id="list1988694238" text:style-name="L3">
        <text:list-item>
          <text:list>
            <text:list-item>
              <text:p text:style-name="P17">如何实现动画，即如何实现2D图形的基本运动？</text:p>
            </text:list-item>
            <text:list-item>
              <text:p text:style-name="P17">如何同步某些动画？</text:p>
            </text:list-item>
            <text:list-item>
              <text:p text:style-name="P17">如何检测边缘碰撞？</text:p>
            </text:list-item>
            <text:list-item>
              <text:p text:style-name="P17">如何播放声音？</text:p>
            </text:list-item>
            <text:list-item>
              <text:p text:style-name="P17">用具体的代码实现上述1、2、3、4需要具备哪些知识</text:p>
            </text:list-item>
          </text:list>
        </text:list-item>
      </text:list>
      <text:p text:style-name="P9">如何解决问题及时间的预估</text:p>
      <text:p text:style-name="P9"/>
      <text:p text:style-name="P9">1.</text:p>
      <text:p text:style-name="P7">a.在哪显示？</text:p>
      <text:p text:style-name="P7"><text:tab/>要实现动画，首先得选用一个合适的画布。</text:p>
      <text:p text:style-name="P9"><text:span text:style-name="T3"><text:tab/>该项目选用的画布为svg画布，所谓svg画布，是指专门绘制svg文件的画布。具体的实现是用了Apache Batik项目中的org.apache.batik.swing.JSVGCanvas类。具体的实现过程，参见“疑问解答”中的“如何</text:span><text:soft-page-break/><text:span text:style-name="T3">用Java实现svg图形的显示“。</text:span></text:p>
      <text:p text:style-name="P7"/>
      <text:p text:style-name="P7">b.二维图形的基本运动是什么？</text:p>
      <text:p text:style-name="P7"><text:tab/>平移、旋转、缩放</text:p>
      <text:p text:style-name="P7"/>
      <text:p text:style-name="P7">c.如何实现平移？</text:p>
      <text:p text:style-name="P7">d.如何实现旋转？</text:p>
      <text:p text:style-name="P7">e.如何实现缩放？</text:p>
      <text:p text:style-name="P9">2.</text:p>
      <text:p text:style-name="P7">a.什么是同步动画？</text:p>
      <text:p text:style-name="P7"><text:tab/>若干个在现实中有关联且同步出现的现象用动画进行的模拟</text:p>
      <text:p text:style-name="P7">b.如何具体的实现同步动画？</text:p>
      <text:p text:style-name="P7"><text:tab/></text:p>
      <text:p text:style-name="P9">3.</text:p>
      <text:p text:style-name="P7">a. 什么是边缘碰撞检测？</text:p>
      <text:p text:style-name="P7">b. 如何具体的实现？</text:p>
      <text:p text:style-name="P7"/>
      <text:p text:style-name="P9">4.</text:p>
      <text:p text:style-name="P7">a. 选用哪个声音库？</text:p>
      <text:p text:style-name="P7">b. 具体将如何实现？</text:p>
      <text:p text:style-name="P7">c. 在实现过程中可能出现的困难或问题?</text:p>
      <text:p text:style-name="P7">d. 如何解决这些问题？</text:p>
      <text:p text:style-name="P7"/>
      <text:p text:style-name="P7"/>
      <text:p text:style-name="P9">5.</text:p>
      <text:p text:style-name="P7">需要哪些知识</text:p>
      <text:p text:style-name="P7"/>
      <text:p text:style-name="P7">时间的预估</text:p>
      <text:p text:style-name="P7"/>
      <text:p text:style-name="P9">有哪些资源可供解决问题</text:p>
      <text:p text:style-name="P7">a. 开发者</text:p>
      <text:p text:style-name="P9"><text:tab/>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12">开发者</text:p>
          </table:table-cell>
          <table:table-cell table:style-name="表格1.B1" office:value-type="string">
            <table:table table:name="表格9" table:style-name="表格9">
              <table:table-column table:style-name="表格9.A" table:number-columns-repeated="2"/>
              <table:table-column table:style-name="表格9.C"/>
              <table:table-row table:style-name="表格9.1">
                <table:table-cell table:style-name="表格9.A1" office:value-type="string">
                  <text:p text:style-name="P12">邓凯</text:p>
                </table:table-cell>
                <table:table-cell table:style-name="表格9.A1" office:value-type="string">
                  <text:p text:style-name="P12">18740474258</text:p>
                </table:table-cell>
                <table:table-cell table:style-name="表格9.C1" office:value-type="string">
                  <text:p text:style-name="P12">2#318</text:p>
                </table:table-cell>
              </table:table-row>
              <table:table-row table:style-name="表格9.1">
                <table:table-cell table:style-name="表格9.A2" office:value-type="string">
                  <text:p text:style-name="P11">乔磊</text:p>
                </table:table-cell>
                <table:table-cell table:style-name="表格9.A2" office:value-type="string">
                  <text:p text:style-name="P12">18329964637</text:p>
                </table:table-cell>
                <table:table-cell table:style-name="表格9.C2" office:value-type="string">
                  <text:p text:style-name="P12">2#B316</text:p>
                </table:table-cell>
              </table:table-row>
            </table:table>
            <text:p text:style-name="Table_20_Contents"/>
          </table:table-cell>
        </table:table-row>
      </table:table>
      <text:p text:style-name="P9"/>
      <text:p text:style-name="P7">b. 时间</text:p>
      <table:table table:name="表格8" table:style-name="表格8">
        <table:table-column table:style-name="表格8.A" table:number-columns-repeated="3"/>
        <table:table-row>
          <table:table-cell table:style-name="表格8.A1" office:value-type="string">
            <text:p text:style-name="P10">开发者</text:p>
          </table:table-cell>
          <table:table-cell table:style-name="表格8.A1" office:value-type="string">
            <text:p text:style-name="P10">空闲时间段</text:p>
          </table:table-cell>
          <table:table-cell table:style-name="表格8.C1" office:value-type="string">
            <text:p text:style-name="P10">每月可以用来开发的总时间</text:p>
          </table:table-cell>
        </table:table-row>
        <table:table-row>
          <table:table-cell table:style-name="表格8.A2" office:value-type="string">
            <text:p text:style-name="P10">邓凯</text:p>
          </table:table-cell>
          <table:table-cell table:style-name="表格8.A2" office:value-type="string">
            <text:p text:style-name="P10">未知</text:p>
          </table:table-cell>
          <table:table-cell table:style-name="表格8.C2" office:value-type="string">
            <text:p text:style-name="P10">15小时</text:p>
          </table:table-cell>
        </table:table-row>
        <table:table-row>
          <table:table-cell table:style-name="表格8.A2" office:value-type="string">
            <text:p text:style-name="P10">乔磊</text:p>
          </table:table-cell>
          <table:table-cell table:style-name="表格8.A2" office:value-type="string">
            <text:p text:style-name="P10">每周的周五下午、周六、周日</text:p>
          </table:table-cell>
          <table:table-cell table:style-name="表格8.C2" office:value-type="string">
            <text:p text:style-name="P10"><text:s/>20小时</text:p>
          </table:table-cell>
        </table:table-row>
      </table:table>
      <text:p text:style-name="P7"/>
      <text:p text:style-name="P7"/>
      <text:p text:style-name="P9">资源如何分配</text:p>
      <text:p text:style-name="P9"/>
      <text:p text:style-name="P7"><text:soft-page-break/>a. 角色分配</text:p>
      <text:p text:style-name="P7"><text:tab/>Q: 该项目中需要哪些角色？</text:p>
      <text:p text:style-name="P7"><text:tab/>A: 项目负责人(M)、开发人员(D)、测试人员(T)。</text:p>
      <text:p text:style-name="P9"/>
      <text:p text:style-name="P9"><text:tab/><text:span text:style-name="T3">Q: 各个角色分别要承担什么责任？</text:span></text:p>
      <text:p text:style-name="P7"><text:tab/>A:</text:p>
      <text:p text:style-name="P7"><text:tab/><text:tab/></text:p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10">角色</text:p>
          </table:table-cell>
          <table:table-cell table:style-name="表格10.B1" office:value-type="string">
            <text:p text:style-name="P10">责任</text:p>
          </table:table-cell>
        </table:table-row>
        <table:table-row>
          <table:table-cell table:style-name="表格10.A2" office:value-type="string">
            <text:p text:style-name="P10">M</text:p>
          </table:table-cell>
          <table:table-cell table:style-name="表格10.B2" office:value-type="string">
            <table:table table:name="表格11" table:style-name="表格11">
              <table:table-column table:style-name="表格11.A"/>
              <table:table-column table:style-name="表格11.B"/>
              <table:table-row>
                <table:table-cell table:style-name="表格11.A1" office:value-type="string">
                  <text:p text:style-name="P10">负责相关培训</text:p>
                </table:table-cell>
                <table:table-cell table:style-name="表格11.B1" office:value-type="string">
                  <table:table table:name="表格13" table:style-name="表格13">
                    <table:table-column table:style-name="表格13.A"/>
                    <table:table-column table:style-name="表格13.B"/>
                    <table:table-row>
                      <table:table-cell table:style-name="表格13.A1" office:value-type="string">
                        <text:p text:style-name="P10">培训对象是谁</text:p>
                        <text:p text:style-name="P10"/>
                      </table:table-cell>
                      <table:table-cell table:style-name="表格13.B1" office:value-type="string">
                        <table:table table:name="表格12" table:style-name="表格12">
                          <table:table-column table:style-name="表格12.A"/>
                          <table:table-row>
                            <table:table-cell table:style-name="表格12.A1" office:value-type="string">
                              <text:p text:style-name="P10">邓凯</text:p>
                            </table:table-cell>
                          </table:table-row>
                          <table:table-row>
                            <table:table-cell table:style-name="表格12.A2" office:value-type="string">
                              <text:p text:style-name="P10">乔磊</text:p>
                            </table:table-cell>
                          </table:table-row>
                        </table:table>
                        <text:p text:style-name="P10"/>
                      </table:table-cell>
                    </table:table-row>
                    <table:table-row>
                      <table:table-cell table:style-name="表格13.A2" office:value-type="string">
                        <text:p text:style-name="P10">培训哪些内容</text:p>
                      </table:table-cell>
                      <table:table-cell table:style-name="表格13.B2" office:value-type="string">
                        <table:table table:name="表格15" table:style-name="表格15">
                          <table:table-column table:style-name="表格15.A"/>
                          <table:table-row>
                            <table:table-cell table:style-name="表格15.A1" office:value-type="string">
                              <text:p text:style-name="P10">Java基础知识及一些编程技巧</text:p>
                              <table:table table:name="表格16" table:style-name="表格16">
                                <table:table-column table:style-name="表格16.A"/>
                                <table:table-row>
                                  <table:table-cell table:style-name="表格16.A1" office:value-type="string">
                                    <text:p text:style-name="P10">阅读《Thinking in Java》</text:p>
                                    <table:table table:name="表格23" table:style-name="表格23">
                                      <table:table-column table:style-name="表格23.A"/>
                                      <table:table-column table:style-name="表格23.B"/>
                                      <table:table-row>
                                        <table:table-cell table:style-name="表格23.A1" office:value-type="string">
                                          <text:p text:style-name="P10">用时（单位：天）</text:p>
                                        </table:table-cell>
                                        <table:table-cell table:style-name="表格23.B1" office:value-type="string">
                                          <text:p text:style-name="P10">40</text:p>
                                        </table:table-cell>
                                      </table:table-row>
                                      <table:table-row>
                                        <table:table-cell table:style-name="表格23.A2" office:value-type="string">
                                          <text:p text:style-name="P10">注：</text:p>
                                        </table:table-cell>
                                        <table:table-cell table:style-name="表格23.B2" office:value-type="string">
                                          <text:p text:style-name="P10">第四版中文的《Thinking in Java》除了目录、前言、附录的内容，共约634页，那就是平均每天要读大约14页。但鉴于章节难度不同，所以根据培训对象的个人情况，自行调节。</text:p>
                                        </table:table-cell>
                                      </table:table-row>
                                    </table:table>
                                    <text:p text:style-name="P10"/>
                                  </table:table-cell>
                                </table:table-row>
                                <table:table-row>
                                  <table:table-cell table:style-name="表格16.A2" office:value-type="string">
                                    <text:p text:style-name="P10">练习《Thinking in Java》每章后面的习题，思考并总结。</text:p>
                                    <table:table table:name="表格24" table:style-name="表格24">
                                      <table:table-column table:style-name="表格24.A"/>
                                      <table:table-column table:style-name="表格24.B"/>
                                      <table:table-row>
                                        <table:table-cell table:style-name="表格24.A1" office:value-type="string">
                                          <text:p text:style-name="P10">用时（单位：天）</text:p>
                                        </table:table-cell>
                                        <table:table-cell table:style-name="表格24.B1" office:value-type="string">
                                          <text:p text:style-name="P10">0</text:p>
                                        </table:table-cell>
                                      </table:table-row>
                                      <table:table-row>
                                        <table:table-cell table:style-name="表格24.A2" office:value-type="string">
                                          <text:p text:style-name="P10">注：</text:p>
                                        </table:table-cell>
                                        <table:table-cell table:style-name="表格24.B2" office:value-type="string">
                                          <text:p text:style-name="P10">这里的用时指的是进度表上的时间，而不是真正使用的时间。做每章后面的习题，是在看完一章后所做的事情，所以将这个时间与看书的时间合并在一起。</text:p>
                                          <text:p text:style-name="P10">这样以来，每天如果平均读14页的书，而且还要高质量的阅读，并且，要理解其中的想法，每章末还要做习题，也就是说，在培训的初期的40天，培训对象每天必须抽出来2-3个小时的时间。</text:p>
                                        </table:table-cell>
                                      </table:table-row>
                                    </table:table>
                                    <text:p text:style-name="P10"/>
                                  </table:table-cell>
                                </table:table-row>
                                <table:table-row>
                                  <table:table-cell table:style-name="表格16.A2" office:value-type="string">
                                    <text:p text:style-name="P10">培训对象讨论Java编程中的一些编程技巧和要注意的地方、分享自己的经验。</text:p>
                                    <text:p text:style-name="P10">具体事项：</text:p>
                                    <table:table table:name="表格26" table:style-name="表格26">
                                      <table:table-column table:style-name="表格26.A"/>
                                      <table:table-row>
                                        <table:table-cell table:style-name="表格26.A1" office:value-type="string">
                                          <text:p text:style-name="P10">互相分享自己在前期的培训中，有哪些重要的收获。／通过自己的这次学习，总结出了哪些经验。</text:p>
                                        </table:table-cell>
                                      </table:table-row>
                                      <table:table-row>
                                        <table:table-cell table:style-name="表格26.A2" office:value-type="string">
                                          <text:p text:style-name="P10">讨论关于Java中设计的问题。</text:p>
                                        </table:table-cell>
                                      </table:table-row>
                                      <table:table-row>
                                        <table:table-cell table:style-name="表格26.A2" office:value-type="string">
                                          <text:p text:style-name="P10">交流接下来如何更好的培训？</text:p>
                                        </table:table-cell>
                                      </table:table-row>
                                    </table:table>
                                    <text:p text:style-name="P10"/>
                                    <table:table table:name="表格25" table:style-name="表格25">
                                      <table:table-column table:style-name="表格25.A"/>
                                      <table:table-column table:style-name="表格25.B"/>
                                      <table:table-row>
                                        <table:table-cell table:style-name="表格25.A1" office:value-type="string">
                                          <text:p text:style-name="P10"><text:soft-page-break/>用时（单位：天）</text:p>
                                        </table:table-cell>
                                        <table:table-cell table:style-name="表格25.B1" office:value-type="string">
                                          <text:p text:style-name="P10">3</text:p>
                                        </table:table-cell>
                                      </table:table-row>
                                      <table:table-row>
                                        <table:table-cell table:style-name="表格25.A2" office:value-type="string">
                                          <text:p text:style-name="P10">注：</text:p>
                                        </table:table-cell>
                                        <table:table-cell table:style-name="表格25.B2" office:value-type="string">
                                          <text:p text:style-name="P10">Q:为什么要用三天？</text:p>
                                          <text:p text:style-name="P10">A:开发者之间的交流是对项目是非常关键的。</text:p>
                                          <text:p text:style-name="P10">作用：</text:p>
                                          <text:p text:style-name="P10">1.激发彼此对项目的热情</text:p>
                                          <text:p text:style-name="P10">2.可以相互学习</text:p>
                                        </table:table-cell>
                                      </table:table-row>
                                    </table:table>
                                    <text:p text:style-name="P10"/>
                                  </table:table-cell>
                                </table:table-row>
                              </table:table>
                              <text:p text:style-name="P10"/>
                            </table:table-cell>
                          </table:table-row>
                          <table:table-row>
                            <table:table-cell table:style-name="表格15.A2" office:value-type="string">
                              <text:p text:style-name="P10">Java线程&amp;计时器</text:p>
                              <table:table table:name="表格17" table:style-name="表格17">
                                <table:table-column table:style-name="表格17.A"/>
                                <table:table-row>
                                  <table:table-cell table:style-name="表格17.A1" office:value-type="string">
                                    <text:p text:style-name="P10">如何创建／销毁／使用线程，线程的作用／意义何在？</text:p>
                                  </table:table-cell>
                                </table:table-row>
                                <table:table-row>
                                  <table:table-cell table:style-name="表格17.A2" office:value-type="string">
                                    <text:p text:style-name="P10">如何创建／使用计时器</text:p>
                                  </table:table-cell>
                                </table:table-row>
                              </table:table>
                              <text:p text:style-name="P10"/>
                            </table:table-cell>
                          </table:table-row>
                          <table:table-row>
                            <table:table-cell table:style-name="表格15.A2" office:value-type="string">
                              <text:p text:style-name="P10">Apache Batik如何使用？</text:p>
                              <table:table table:name="表格18" table:style-name="表格18">
                                <table:table-column table:style-name="表格18.A"/>
                                <table:table-row>
                                  <table:table-cell table:style-name="表格18.A1" office:value-type="string">
                                    <text:p text:style-name="P10">为什么要用Apache Batik库？</text:p>
                                  </table:table-cell>
                                </table:table-row>
                                <table:table-row>
                                  <table:table-cell table:style-name="表格18.A2" office:value-type="string">
                                    <text:p text:style-name="P10">要使用Batik的哪些包和哪些类？</text:p>
                                    <table:table table:name="表格19" table:style-name="表格19">
                                      <table:table-column table:style-name="表格19.A"/>
                                      <table:table-column table:style-name="表格19.B"/>
                                      <table:table-row>
                                        <table:table-cell table:style-name="表格19.A1" office:value-type="string">
                                          <text:p text:style-name="P10">包</text:p>
                                        </table:table-cell>
                                        <table:table-cell table:style-name="表格19.B1" office:value-type="string">
                                          <table:table table:name="表格20" table:style-name="表格20">
                                            <table:table-column table:style-name="表格20.A"/>
                                            <table:table-row>
                                              <table:table-cell table:style-name="表格20.A1" office:value-type="string">
                                                <text:p text:style-name="P10">org.apache.batik.swing</text:p>
                                              </table:table-cell>
                                            </table:table-row>
                                            <table:table-row>
                                              <table:table-cell table:style-name="表格20.A2" office:value-type="string">
                                                <text:p text:style-name="P10">org.apache.batik.swing.svg</text:p>
                                              </table:table-cell>
                                            </table:table-row>
                                          </table:table>
                                          <text:p text:style-name="P10"/>
                                        </table:table-cell>
                                      </table:table-row>
                                      <table:table-row>
                                        <table:table-cell table:style-name="表格19.A2" office:value-type="string">
                                          <text:p text:style-name="P10">类</text:p>
                                        </table:table-cell>
                                        <table:table-cell table:style-name="表格19.B2" office:value-type="string">
                                          <table:table table:name="表格21" table:style-name="表格21">
                                            <table:table-column table:style-name="表格21.A"/>
                                            <table:table-row>
                                              <table:table-cell table:style-name="表格21.A1" office:value-type="string">
                                                <text:p text:style-name="P10">JSVGCanvas</text:p>
                                              </table:table-cell>
                                            </table:table-row>
                                            <table:table-row>
                                              <table:table-cell table:style-name="表格21.A2" office:value-type="string">
                                                <text:p text:style-name="P10">SVGLoadEventDispatcherAdapter</text:p>
                                              </table:table-cell>
                                            </table:table-row>
                                            <table:table-row>
                                              <table:table-cell table:style-name="表格21.A2" office:value-type="string">
                                                <text:p text:style-name="P10">SVGLoadEventDispatcherEvent</text:p>
                                              </table:table-cell>
                                            </table:table-row>
                                          </table:table>
                                          <text:p text:style-name="P10"/>
                                        </table:table-cell>
                                      </table:table-row>
                                    </table:table>
                                    <text:p text:style-name="P10">如何用Java播放声音？</text:p>
                                    <table:table table:name="表格28" table:style-name="表格28">
                                      <table:table-column table:style-name="表格28.A"/>
                                      <table:table-column table:style-name="表格28.B"/>
                                      <table:table-row>
                                        <table:table-cell table:style-name="表格28.A1" office:value-type="string">
                                          <text:p text:style-name="P10">要使用到的类</text:p>
                                        </table:table-cell>
                                        <table:table-cell table:style-name="表格28.B1" office:value-type="string">
                                          <text:p text:style-name="P14">javax.sound.sampled.AudioInputStream</text:p>
                                        </table:table-cell>
                                      </table:table-row>
                                    </table:table>
                                    <text:p text:style-name="P10"/>
                                  </table:table-cell>
                                </table:table-row>
                                <table:table-row>
                                  <table:table-cell table:style-name="表格18.A2" office:value-type="string">
                                    <table:table table:name="表格27" table:style-name="表格27">
                                      <table:table-column table:style-name="表格27.A"/>
                                      <table:table-column table:style-name="表格27.B"/>
                                      <table:table-row>
                                        <table:table-cell table:style-name="表格27.A1" office:value-type="string">
                                          <text:p text:style-name="P10">用时（单位：天）</text:p>
                                        </table:table-cell>
                                        <table:table-cell table:style-name="表格27.B1" office:value-type="string">
                                          <text:p text:style-name="P10">2</text:p>
                                        </table:table-cell>
                                      </table:table-row>
                                      <table:table-row>
                                        <table:table-cell table:style-name="表格27.A2" office:value-type="string">
                                          <text:p text:style-name="P10">注：</text:p>
                                        </table:table-cell>
                                        <table:table-cell table:style-name="表格27.B2" office:value-type="string">
                                          <text:p text:style-name="P10">线程和计时器用1天，Apache Batik库如何使用和如何播放声音用1天。</text:p>
                                        </table:table-cell>
                                      </table:table-row>
                                    </table:table>
                                    <text:p text:style-name="P10"/>
                                  </table:table-cell>
                                </table:table-row>
                              </table:table>
                              <text:p text:style-name="P10"/>
                            </table:table-cell>
                          </table:table-row>
                        </table:table>
                        <text:p text:style-name="P10"/>
                      </table:table-cell>
                    </table:table-row>
                    <table:table-row>
                      <table:table-cell table:style-name="表格13.A2" office:value-type="string">
                        <text:p text:style-name="P10">培训要达到什么效果</text:p>
                      </table:table-cell>
                      <table:table-cell table:style-name="表格13.B2" office:value-type="string">
                        <table:table table:name="表格22" table:style-name="表格22">
                          <table:table-column table:style-name="表格22.A"/>
                          <table:table-row>
                            <table:table-cell table:style-name="表格22.A1" office:value-type="string">
                              <text:p text:style-name="P10">可以熟练的使用Java进行编程</text:p>
                            </table:table-cell>
                          </table:table-row>
                          <table:table-row>
                            <table:table-cell table:style-name="表格22.A2" office:value-type="string">
                              <text:p text:style-name="P10">可以熟练的使用Apache Batik操作svg文档</text:p>
                            </table:table-cell>
                          </table:table-row>
                          <table:table-row>
                            <table:table-cell table:style-name="表格22.A2" office:value-type="string">
                              <text:p text:style-name="P10">培训对象要有收获，会有充实感。</text:p>
                            </table:table-cell>
                          </table:table-row>
                        </table:table>
                        <text:p text:style-name="P10"/>
                      </table:table-cell>
                    </table:table-row>
                    <table:table-row>
                      <table:table-cell table:style-name="表格13.A2" office:value-type="string">
                        <text:p text:style-name="P10">什么时候开始培训</text:p>
                      </table:table-cell>
                      <table:table-cell table:style-name="表格13.B2" office:value-type="string">
                        <text:p text:style-name="P10">2012年10月12日(周五）</text:p>
                      </table:table-cell>
                    </table:table-row>
                    <table:table-row table:style-name="表格13.5">
                      <table:table-cell table:style-name="表格13.A2" office:value-type="string">
                        <text:p text:style-name="P10">培训多长时间</text:p>
                      </table:table-cell>
                      <table:table-cell table:style-name="表格13.B2" office:value-type="string">
                        <text:p text:style-name="P10">45天</text:p>
                      </table:table-cell>
                    </table:table-row>
                  </table:table>
                  <text:p text:style-name="P13"/>
                </table:table-cell>
              </table:table-row>
              <table:table-row>
                <table:table-cell table:style-name="表格11.A2" office:value-type="string">
                  <text:p text:style-name="P10"><text:soft-page-break/>负责设计软件</text:p>
                </table:table-cell>
                <table:table-cell table:style-name="表格11.B2" office:value-type="string">
                  <table:table table:name="表格14" table:style-name="表格14">
                    <table:table-column table:style-name="表格14.A"/>
                    <table:table-row>
                      <table:table-cell table:style-name="表格14.A1" office:value-type="string">
                        <text:p text:style-name="P10">软件要实现哪些功能？</text:p>
                        <table:table table:name="表格29" table:style-name="表格29">
                          <table:table-column table:style-name="表格29.A"/>
                          <table:table-column table:style-name="表格29.B"/>
                          <table:table-row>
                            <table:table-cell table:style-name="表格29.A1" office:value-type="string">
                              <text:p text:style-name="P10">功能名称</text:p>
                            </table:table-cell>
                            <table:table-cell table:style-name="表格29.B1" office:value-type="string">
                              <text:p text:style-name="P10">描述／疑问</text:p>
                            </table:table-cell>
                          </table:table-row>
                          <table:table-row>
                            <table:table-cell table:style-name="表格29.A2" office:value-type="string">
                              <text:p text:style-name="P10">图形界面</text:p>
                            </table:table-cell>
                            <table:table-cell table:style-name="表格29.B2" office:value-type="string">
                              <text:p text:style-name="P10">游戏需要一个图形界面来展示动画</text:p>
                            </table:table-cell>
                          </table:table-row>
                          <table:table-row>
                            <table:table-cell table:style-name="表格29.A2" office:value-type="string">
                              <text:p text:style-name="P10">游戏组件</text:p>
                            </table:table-cell>
                            <table:table-cell table:style-name="表格29.B2" office:value-type="string">
                              <text:p text:style-name="P10">如何组合一组图形对象并让这组对象作为一个新的对象来响应事件？</text:p>
                            </table:table-cell>
                          </table:table-row>
                          <table:table-row>
                            <table:table-cell table:style-name="表格29.A2" office:value-type="string">
                              <text:p text:style-name="P10">游戏组件碰撞检测</text:p>
                            </table:table-cell>
                            <table:table-cell table:style-name="表格29.B2" office:value-type="string">
                              <text:p text:style-name="P10">如何检测游戏组件的碰撞？</text:p>
                            </table:table-cell>
                          </table:table-row>
                          <table:table-row>
                            <table:table-cell table:style-name="表格29.A2" office:value-type="string">
                              <text:p text:style-name="P10">游戏背景</text:p>
                            </table:table-cell>
                            <table:table-cell table:style-name="表格29.B2" office:value-type="string">
                              <text:p text:style-name="P10">除了修饰作用，只充当游戏组件背景的图形对象。</text:p>
                            </table:table-cell>
                          </table:table-row>
                          <table:table-row>
                            <table:table-cell table:style-name="表格29.A2" office:value-type="string">
                              <text:p text:style-name="P10">键盘／鼠标事件监听</text:p>
                            </table:table-cell>
                            <table:table-cell table:style-name="表格29.B2" office:value-type="string">
                              <text:p text:style-name="P10">监听键盘／鼠标事件，并相应之。</text:p>
                            </table:table-cell>
                          </table:table-row>
                          <table:table-row>
                            <table:table-cell table:style-name="表格29.A2" office:value-type="string">
                              <text:p text:style-name="P10">播放声音</text:p>
                            </table:table-cell>
                            <table:table-cell table:style-name="表格29.B2" office:value-type="string">
                              <text:p text:style-name="P10">游戏是否有背景音乐，发生什么事件时应该播放什么声音？</text:p>
                            </table:table-cell>
                          </table:table-row>
                          <table:table-row>
                            <table:table-cell table:style-name="表格29.A2" office:value-type="string">
                              <text:p text:style-name="P10">定义</text:p>
                            </table:table-cell>
                            <table:table-cell table:style-name="表格29.B2" office:value-type="string">
                              <table:table table:name="表格31" table:style-name="表格31">
                                <table:table-column table:style-name="表格31.A"/>
                                <table:table-column table:style-name="表格31.B"/>
                                <table:table-row>
                                  <table:table-cell table:style-name="表格31.A1" office:value-type="string">
                                    <text:p text:style-name="P10">术语</text:p>
                                  </table:table-cell>
                                  <table:table-cell table:style-name="表格31.B1" office:value-type="string">
                                    <text:p text:style-name="P10">描述</text:p>
                                  </table:table-cell>
                                </table:table-row>
                                <table:table-row>
                                  <table:table-cell table:style-name="表格31.A2" office:value-type="string">
                                    <text:p text:style-name="P10">图形对象</text:p>
                                  </table:table-cell>
                                  <table:table-cell table:style-name="表格31.B2" office:value-type="string">
                                    <text:p text:style-name="P10">游戏中的形状／图形</text:p>
                                  </table:table-cell>
                                </table:table-row>
                                <table:table-row>
                                  <table:table-cell table:style-name="表格31.A2" office:value-type="string">
                                    <text:p text:style-name="P10">剧情</text:p>
                                  </table:table-cell>
                                  <table:table-cell table:style-name="表格31.B2" office:value-type="string">
                                    <text:p text:style-name="P10">游戏中设置的情节／动作／关卡／音乐</text:p>
                                  </table:table-cell>
                                </table:table-row>
                                <table:table-row>
                                  <table:table-cell table:style-name="表格31.A2" office:value-type="string">
                                    <text:p text:style-name="P10">角色</text:p>
                                  </table:table-cell>
                                  <table:table-cell table:style-name="表格31.B2" office:value-type="string">
                                    <text:p text:style-name="P10">由图形对象构成的一个实体</text:p>
                                  </table:table-cell>
                                </table:table-row>
                                <table:table-row>
                                  <table:table-cell table:style-name="表格31.A2" office:value-type="string">
                                    <text:p text:style-name="P10">世界</text:p>
                                  </table:table-cell>
                                  <table:table-cell table:style-name="表格31.B2" office:value-type="string">
                                    <text:p text:style-name="P10">角色可以运动的域</text:p>
                                  </table:table-cell>
                                </table:table-row>
                                <table:table-row>
                                  <table:table-cell table:style-name="表格31.A2" office:value-type="string">
                                    <text:p text:style-name="P10">游戏事件</text:p>
                                  </table:table-cell>
                                  <table:table-cell table:style-name="表格31.B2" office:value-type="string">
                                    <text:p text:style-name="P10">导致剧情改变的事件</text:p>
                                  </table:table-cell>
                                </table:table-row>
                                <table:table-row>
                                  <table:table-cell table:style-name="表格31.A2" office:value-type="string">
                                    <text:p text:style-name="P10">故事</text:p>
                                  </table:table-cell>
                                  <table:table-cell table:style-name="表格31.B2" office:value-type="string">
                                    <text:p text:style-name="P10">一组剧情</text:p>
                                  </table:table-cell>
                                </table:table-row>
                              </table:table>
                              <text:p text:style-name="P10"/>
                            </table:table-cell>
                          </table:table-row>
                        </table:table>
                        <text:p text:style-name="P10"/>
                      </table:table-cell>
                    </table:table-row>
                    <table:table-row>
                      <table:table-cell table:style-name="表格14.A2" office:value-type="string">
                        <text:p text:style-name="P10">具体如何实现？</text:p>
                        <table:table table:name="表格32" table:style-name="表格32">
                          <table:table-column table:style-name="表格32.A"/>
                          <table:table-column table:style-name="表格32.B"/>
                          <table:table-column table:style-name="表格32.C"/>
                          <table:table-row>
                            <table:table-cell table:style-name="表格32.A1" office:value-type="string">
                              <text:p text:style-name="P10">对象</text:p>
                            </table:table-cell>
                            <table:table-cell table:style-name="表格32.A1" office:value-type="string">
                              <text:p text:style-name="P10">要实现什么功能</text:p>
                            </table:table-cell>
                            <table:table-cell table:style-name="表格32.C1" office:value-type="string">
                              <text:p text:style-name="P10">具体的实现方案</text:p>
                            </table:table-cell>
                          </table:table-row>
                          <table:table-row>
                            <table:table-cell table:style-name="表格32.A2" office:value-type="string">
                              <text:p text:style-name="P10">图形对象(GO)</text:p>
                            </table:table-cell>
                            <table:table-cell table:style-name="表格32.A2" office:value-type="string">
                              <table:table table:name="表格30" table:style-name="表格30">
                                <table:table-column table:style-name="表格30.A"/>
                                <table:table-row>
                                  <table:table-cell table:style-name="表格30.A1" office:value-type="string">
                                    <text:p text:style-name="P10">如何在屏幕上显示图形对象</text:p>
                                  </table:table-cell>
                                </table:table-row>
                                <table:table-row>
                                  <table:table-cell table:style-name="表格30.A2" office:value-type="string">
                                    <text:p text:style-name="P10">如何设置／获取图形对象的位置</text:p>
                                  </table:table-cell>
                                </table:table-row>
                              </table:table>
                              <text:p text:style-name="P10"/>
                            </table:table-cell>
                            <table:table-cell table:style-name="表格32.C2" office:value-type="string">
                              <text:p text:style-name="Standard">详见“游戏接口及描述”</text:p>
                            </table:table-cell>
                          </table:table-row>
                          <table:table-row>
                            <table:table-cell table:style-name="表格32.A2" office:value-type="string">
                              <text:p text:style-name="P10">剧情</text:p>
                            </table:table-cell>
                            <table:table-cell table:style-name="表格32.A2" office:value-type="string">
                              <text:p text:style-name="P10">如何播放剧情？</text:p>
                            </table:table-cell>
                            <table:table-cell table:style-name="表格32.C2" office:value-type="string">
                              <text:p text:style-name="P10"/>
                            </table:table-cell>
                          </table:table-row>
                          <table:table-row>
                            <table:table-cell table:style-name="表格32.A2" office:value-type="string">
                              <text:p text:style-name="P10">角色</text:p>
                            </table:table-cell>
                            <table:table-cell table:style-name="表格32.A2" office:value-type="string">
                              <text:p text:style-name="P10">角色类型？</text:p>
                              <text:p text:style-name="P10">角色数量？</text:p>
                              <text:p text:style-name="P10">角色位置？</text:p>
                            </table:table-cell>
                            <table:table-cell table:style-name="表格32.C2" office:value-type="string">
                              <text:p text:style-name="P10"/>
                            </table:table-cell>
                          </table:table-row>
                          <table:table-row>
                            <table:table-cell table:style-name="表格32.A5" office:value-type="string">
                              <text:p text:style-name="P10">游戏事件</text:p>
                            </table:table-cell>
                            <table:table-cell table:style-name="表格32.A5" office:value-type="string">
                              <text:p text:style-name="P10">如何定义游戏事件的发生？</text:p>
                              <text:p text:style-name="P10">如何检测？</text:p>
                            </table:table-cell>
                            <table:table-cell table:style-name="表格32.C5" office:value-type="string">
                              <text:p text:style-name="P10"/>
                            </table:table-cell>
                          </table:table-row>
                        </table:table>
                      </table:table-cell>
                    </table:table-row>
                  </table:table>
                  <text:p text:style-name="P13"/>
                </table:table-cell>
              </table:table-row>
            </table:table>
            <text:p text:style-name="P13"/>
          </table:table-cell>
        </table:table-row>
        <text:soft-page-break/>
        <table:table-row>
          <table:table-cell table:style-name="表格10.A2" office:value-type="string">
            <text:p text:style-name="P10">D</text:p>
          </table:table-cell>
          <table:table-cell table:style-name="表格10.B2" office:value-type="string">
            <text:p text:style-name="P10">根据“游戏接口及描述”和故事具体设计类包和类</text:p>
          </table:table-cell>
        </table:table-row>
        <table:table-row>
          <table:table-cell table:style-name="表格10.A2" office:value-type="string">
            <text:p text:style-name="P10">T</text:p>
          </table:table-cell>
          <table:table-cell table:style-name="表格10.B2" office:value-type="string">
            <text:p text:style-name="P10">测试代码是否符合要求，测试游戏</text:p>
          </table:table-cell>
        </table:table-row>
      </table:table>
      <text:p text:style-name="P7"/>
      <text:p text:style-name="P9">项目需要多长时间</text:p>
      <text:p text:style-name="P9"/>
      <text:p text:style-name="P9">项目的里程碑是什么</text:p>
      <text:p text:style-name="P9"/>
      <text:p text:style-name="P9">游戏模型</text:p>
      <text:p text:style-name="P9">游戏的接口描述</text:p>
      <text:p text:style-name="P9">疑问解答</text:p>
      <text:list xml:id="list726749468" text:style-name="L4">
        <text:list-item>
          <text:list>
            <text:list-item>
              <text:p text:style-name="P18">为什么要用svg画布?</text:p>
            </text:list-item>
            <text:list-item>
              <text:p text:style-name="P18">svg是什么？</text:p>
            </text:list-item>
            <text:list-item>
              <text:p text:style-name="P18">如何用Java实现svg图形的显示</text:p>
            </text:list-item>
            <text:list-item>
              <text:p text:style-name="P18">为什么要有一个完善的项目计划？</text:p>
            </text:list-item>
            <text:list-item>
              <text:p text:style-name="P18">耦合与内聚？</text:p>
            </text:list-item>
            <text:list-item>
              <text:p text:style-name="P18">抽象的意义？</text:p>
            </text:list-item>
            <text:list-item>
              <text:p text:style-name="P18">为什么本文档中未涉及可行性分析？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文泉驿等宽正黑" style:font-size-asian="10pt" style:font-name-complex="Lohit Hindi2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文泉驿等宽正黑" style:font-name-complex="Lohit Hindi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</meta:initial-creator>
    <meta:creation-date>2012-09-29T10:19:56</meta:creation-date>
    <dc:date>2012-10-10T12:17:05</dc:date>
    <dc:creator>rob </dc:creator>
    <meta:editing-duration>PT6H28M5S</meta:editing-duration>
    <meta:editing-cycles>108</meta:editing-cycles>
    <meta:generator>LibreOffice/3.5$Linux_x86 LibreOffice_project/350m1$Build-2</meta:generator>
    <meta:document-statistic meta:table-count="26" meta:image-count="1" meta:object-count="0" meta:page-count="8" meta:paragraph-count="231" meta:word-count="972" meta:character-count="2778" meta:non-whitespace-character-count="3286"/>
  </office:meta>
</office:document-meta>
</file>